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Period:6</text:p>
      <text:p text:style-name="P1">May 22<text:span text:style-name="T1">nd</text:span> 2013</text:p>
      <text:p text:style-name="P1"/>
      <text:p text:style-name="P1">October 22<text:span text:style-name="T1">nd</text:span> 1948</text:p>
      <text:p text:style-name="P1"/>
      <text:p text:style-name="P2"/>
      <text:p text:style-name="P3">My dearest Tucks,</text:p>
      <text:p text:style-name="P3"/>
      <text:p text:style-name="P3"><text:tab/>I am glad that you are all well. I am glad that you are all safe in a place far from Treegap and the constable, but I will miss you all so very much and you must know that. <text:s/></text:p>
      <text:p text:style-name="P3"/>
      <text:p text:style-name="P3"><text:tab/>I can <text:s/>remember that last night together as clearly as yesterday. I was a little more than 10 years old and yet I wished to trade places with Mae. I remember waking up 5 minutes before midnight my heart pounding and my hands shaking. I was so scared but I did it any way for you. </text:p>
      <text:p text:style-name="P3"><text:tab/>During the night, I lay huddled on the floor trying to make myself as much like Mae as possible. I couldn't sleep. I was too concerned for the lot of you I couldn't sleep. I was afraid that the constable would come in and find me here and know that Mae was gone. I knew you could not afford to loose time and I could not afford to loose you guys. </text:p>
      <text:p text:style-name="P3"><text:tab/>When the constable found me in the morning he had a look of such astonishment and anger that in any other situation I might have laughed. He reprimanded me and told me never ever to switch places with prisoners again. Of course, I never will need to again. </text:p>
      <text:p text:style-name="P3"><text:tab/>The day after I felt very sad and lonesome for the only friends I had in the world were gone – gone for good. My parents were very confused and angry, and I had to explain to them that I had done it out of love and compassion. They seemed to understand that. </text:p>
      <text:p text:style-name="P3"><text:tab/>School was about to start. I would make more friends than I ever had before but none of them were nearly as good as you. They all begged to hear your story, but I refused. It was your secret and I do not want to break your trust. They all saw me as a figure of romance, a great person, and a hero. They all think me very brave and I used to tell <text:s/>them that I did it for my best friends in the entire world. They never understood that answer.</text:p>
      <text:p text:style-name="P3"/>
      <text:p text:style-name="P3"><text:tab/>I was so excited for the school year that would bring all these good things so I became careless. I saw a toad on the road that was being chased by a dog. What I did next I may regret. I gave the spring water that Jesse had given me to the toad to keep it safe. </text:p>
      <text:p text:style-name="P3"/>
      <text:p text:style-name="P3"><text:tab/>I am sorry Jesse.</text:p>
      <text:p text:style-name="P3"/>
      <text:p text:style-name="P3"><text:tab/></text:p>
      <text:p text:style-name="P3"><text:soft-page-break/><text:tab/>As life went on I began to realize how right Tuck was about the wheel of life. I knew that life had to continue on to make it interesting so I decided that I should get rid of the spring once and for all so that no one else would have the same problem as you guys.</text:p>
      <text:p text:style-name="P3"/>
      <text:p text:style-name="P3"><text:tab/>I have a husband and two kids now. I love them nearly as much as you.</text:p>
      <text:p text:style-name="P3"/>
      <text:p text:style-name="P3"><text:tab/>Whenever you read this, know that this is good bye,</text:p>
      <text:p text:style-name="P3"/>
      <text:p text:style-name="P3"><text:tab/>Forever,</text:p>
      <text:p text:style-name="P3"/>
      <text:p text:style-name="P3"><text:tab/>Winnifred Foster Jackson</text:p>
      <text:p text:style-name="P3"/>
      <text:p text:style-name="P3"/>
      <text:p text:style-name="P3"><text:tab/>P. S. Thank you, all of you, for being my first and best friends of my lif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5-19T13:52:45.72</meta:creation-date>
    <dc:date>2013-05-19T15:29:09.02</dc:date>
    <dc:creator>Isadora White</dc:creator>
    <meta:editing-duration>PT45M47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2" meta:paragraph-count="20" meta:word-count="536" meta:character-count="2612"/>
  </office:meta>
</office:document-meta>
</file>